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78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8.171cm"/>
    </style:style>
    <style:style style:name="co4" style:family="table-column">
      <style:table-column-properties fo:break-before="auto" style:column-width="2.193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094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2.4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3.565cm"/>
    </style:style>
    <style:style style:name="co14" style:family="table-column">
      <style:table-column-properties fo:break-before="auto" style:column-width="2.519cm"/>
    </style:style>
    <style:style style:name="co15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heap_count</text:p>
          </table:table-cell>
          <table:table-cell office:value-type="string" calcext:value-type="string">
            <text:p>missing_inv_coun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numeric_result</text:p>
          </table:table-cell>
          <table:table-cell office:value-type="string" calcext:value-type="string">
            <text:p>numeric_time</text:p>
          </table:table-cell>
          <table:table-cell office:value-type="string" calcext:value-type="string">
            <text:p>numeric_steps</text:p>
          </table:table-cell>
          <table:table-cell table:number-columns-repeated="3"/>
          <table:table-cell office:value-type="string" calcext:value-type="string">
            <text:p>Correlations</text:p>
          </table:table-cell>
          <table:table-cell office:value-type="string" calcext:value-type="string">
            <text:p>heap_access_count</text:p>
          </table:table-cell>
          <table:table-cell office:value-type="string" calcext:value-type="string">
            <text:p>missing_invariant_count</text:p>
          </table:table-cell>
          <table:table-cell office:value-type="string" calcext:value-type="string">
            <text:p>program_time</text:p>
          </table:table-cell>
          <table:table-cell office:value-type="string" calcext:value-type="string">
            <text:p>program_steps</text:p>
          </table:table-cell>
          <table:table-cell office:value-type="string" calcext:value-type="string">
            <text:p>numeric_time</text:p>
          </table:table-cell>
          <table:table-cell office:value-type="string" calcext:value-type="string">
            <text:p>numeric_steps</text:p>
          </table:table-cell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switchInteger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216" calcext:value-type="float">
            <text:p>2202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5945" calcext:value-type="float">
            <text:p>215945</text:p>
          </table:table-cell>
          <table:table-cell table:number-columns-repeated="3"/>
          <table:table-cell office:value-type="string" calcext:value-type="string">
            <text:p>heap_access_count</text:p>
          </table:table-cell>
          <table:table-cell table:style-name="ce1" table:formula="of:=CORREL([$join.$D$2:.$D$714]; [$join.$D$2:.$D$714])" office:value-type="float" office:value="1" calcext:value-type="float">
            <text:p>1.000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48" calcext:value-type="float">
            <text:p>11748</text:p>
          </table:table-cell>
          <table:table-cell table:number-columns-repeated="3"/>
          <table:table-cell office:value-type="string" calcext:value-type="string">
            <text:p>missing_invariant_count</text:p>
          </table:table-cell>
          <table:table-cell table:style-name="ce1" table:formula="of:=CORREL([$join.$D$2:.$D$714]; [$join.$E$2:.$E$714])" office:value-type="float" office:value="0.40875662321939" calcext:value-type="float">
            <text:p>0.409</text:p>
          </table:table-cell>
          <table:table-cell table:style-name="ce1" table:formula="of:=CORREL([$join.$E$2:.$E$714]; [$join.$E$2:.$E$714])" office:value-type="float" office:value="1" calcext:value-type="float">
            <text:p>1.000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switchYieldInteger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216" calcext:value-type="float">
            <text:p>2202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5945" calcext:value-type="float">
            <text:p>215945</text:p>
          </table:table-cell>
          <table:table-cell table:number-columns-repeated="3"/>
          <table:table-cell office:value-type="string" calcext:value-type="string">
            <text:p>program_time</text:p>
          </table:table-cell>
          <table:table-cell table:style-name="ce1" table:formula="of:=CORREL([$join.$D$2:.$D$714]; [$join.$G$2:.$G$714])" office:value-type="float" office:value="0.143509829722502" calcext:value-type="float">
            <text:p>0.144</text:p>
          </table:table-cell>
          <table:table-cell table:style-name="ce1" table:formula="of:=CORREL([$join.$E$2:.$E$714]; [$join.$G$2:.$G$714])" office:value-type="float" office:value="0.160472019229843" calcext:value-type="float">
            <text:p>0.160</text:p>
          </table:table-cell>
          <table:table-cell table:style-name="ce1" table:formula="of:=CORREL([$join.$G$2:.$G$714]; [$join.$G$2:.$G$714])" office:value-type="float" office:value="1" calcext:value-type="float">
            <text:p>1.0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est-java-17/src/main/java/byteback/test/switchexpression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switchexpression.Basic.&lt;cl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48" calcext:value-type="float">
            <text:p>11748</text:p>
          </table:table-cell>
          <table:table-cell table:number-columns-repeated="3"/>
          <table:table-cell office:value-type="string" calcext:value-type="string">
            <text:p>program_steps</text:p>
          </table:table-cell>
          <table:table-cell table:style-name="ce1" table:formula="of:=CORREL([$join.$D$2:.$D$714]; [$join.$H$2:.$H$714])" office:value-type="float" office:value="0.350334377294514" calcext:value-type="float">
            <text:p>0.350</text:p>
          </table:table-cell>
          <table:table-cell table:style-name="ce1" table:formula="of:=CORREL([$join.$E$2:.$E$714]; [$join.$H$2:.$H$714])" office:value-type="float" office:value="0.117748920240555" calcext:value-type="float">
            <text:p>0.118</text:p>
          </table:table-cell>
          <table:table-cell table:style-name="ce1" table:formula="of:=CORREL([$join.$G$2:.$G$714]; [$join.$H$2:.$H$714])" office:value-type="float" office:value="0.973557309621842" calcext:value-type="float">
            <text:p>0.974</text:p>
          </table:table-cell>
          <table:table-cell table:style-name="ce1" table:formula="of:=CORREL([$join.$H$2:.$H$714]; [$join.$H$2:.$H$714])" office:value-type="float" office:value="1" calcext:value-type="float">
            <text:p>1.0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est-java-17/src/main/java/byteback/test/typeinference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typeinference.Basic.inferReftypes(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67787" calcext:value-type="float">
            <text:p>26778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0607" calcext:value-type="float">
            <text:p>250607</text:p>
          </table:table-cell>
          <table:table-cell table:number-columns-repeated="3"/>
          <table:table-cell office:value-type="string" calcext:value-type="string">
            <text:p>numeric_time</text:p>
          </table:table-cell>
          <table:table-cell table:style-name="ce1" table:formula="of:=CORREL([$join.$D$2:.$D$714]; [$join.$J$2:.$J$714])" office:value-type="float" office:value="0.0790188613863041" calcext:value-type="float">
            <text:p>0.079</text:p>
          </table:table-cell>
          <table:table-cell table:style-name="ce1" table:formula="of:=CORREL([$join.$E$2:.$E$714]; [$join.$J$2:.$J$714])" office:value-type="float" office:value="0.0448667917394722" calcext:value-type="float">
            <text:p>0.045</text:p>
          </table:table-cell>
          <table:table-cell table:style-name="ce1" table:formula="of:=CORREL([$join.$G$2:.$G$714]; [$join.$J$2:.$J$714])" office:value-type="float" office:value="0.683212906267147" calcext:value-type="float">
            <text:p>0.683</text:p>
          </table:table-cell>
          <table:table-cell table:style-name="ce1" table:formula="of:=CORREL([$join.$H$2:.$H$714]; [$join.$J$2:.$J$714])" office:value-type="float" office:value="0.105285267145501" calcext:value-type="float">
            <text:p>0.105</text:p>
          </table:table-cell>
          <table:table-cell table:style-name="ce1" table:formula="of:=CORREL([$join.$J$2:.$J$714]; [$join.$J$2:.$J$714])" office:value-type="float" office:value="1" calcext:value-type="float">
            <text:p>1.000</text:p>
          </table:table-cell>
          <table:table-cell table:style-name="ce1"/>
        </table:table-row>
        <table:table-row table:style-name="ro1">
          <table:table-cell office:value-type="string" calcext:value-type="string">
            <text:p>test-java-17/src/main/java/byteback/test/typeinference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typeinference.Basic.inferPrimitive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13" calcext:value-type="float">
            <text:p>1651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  <table:table-cell office:value-type="string" calcext:value-type="string">
            <text:p>numeric_steps</text:p>
          </table:table-cell>
          <table:table-cell table:style-name="ce1" table:formula="of:=CORREL([$join.$D$2:.$D$714]; [$join.$K$2:.$K$714])" office:value-type="float" office:value="0.181968528839069" calcext:value-type="float">
            <text:p>0.182</text:p>
          </table:table-cell>
          <table:table-cell table:style-name="ce1" table:formula="of:=CORREL([$join.$E$2:.$E$714]; [$join.$K$2:.$K$714])" office:value-type="float" office:value="0.0845563584365676" calcext:value-type="float">
            <text:p>0.085</text:p>
          </table:table-cell>
          <table:table-cell table:style-name="ce1" table:formula="of:=CORREL([$join.$G$2:.$G$714]; [$join.$K$2:.$K$714])" office:value-type="float" office:value="0.30016962427904" calcext:value-type="float">
            <text:p>0.300</text:p>
          </table:table-cell>
          <table:table-cell table:style-name="ce1" table:formula="of:=CORREL([$join.$H$2:.$H$714]; [$join.$K$2:.$K$714])" office:value-type="float" office:value="0.14207346883892" calcext:value-type="float">
            <text:p>0.142</text:p>
          </table:table-cell>
          <table:table-cell table:style-name="ce1" table:formula="of:=CORREL([$join.$J$2:.$J$714]; [$join.$K$2:.$K$714])" office:value-type="float" office:value="0.969837115504377" calcext:value-type="float">
            <text:p>0.970</text:p>
          </table:table-cell>
          <table:table-cell table:style-name="ce1" table:formula="of:=CORREL([$join.$K$2:.$K$714]; [$join.$K$2:.$K$714])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est-java-17/src/main/java/byteback/test/typeinference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typeinference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close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5441" calcext:value-type="float">
            <text:p>21544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907" calcext:value-type="float">
            <text:p>2209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TryWithResources$Resource.isClose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&lt;init&gt;(LByteback.Test.Exceptions.TryWithResources;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1254" calcext:value-type="float">
            <text:p>23125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1977" calcext:value-type="float">
            <text:p>241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FinallyOnExistingResourceClosesResource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564" calcext:value-type="float">
            <text:p>2785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9" calcext:value-type="float">
            <text:p>1645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4" calcext:value-type="float">
            <text:p>117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OnExistingResourceClosesResource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Summar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Summary.summary(RI)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Summar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Summar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Summary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Summary.contains(RII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High failure</text:p>
          </table:table-cell>
          <table:table-cell office:value-type="float" office:value="3.58" calcext:value-type="float">
            <text:p>3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is_null(LByteback.Test.Examples.ReadResource$Resource;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1512" calcext:value-type="float">
            <text:p>20151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825" calcext:value-type="float">
            <text:p>202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a_is_null(LByteback.Test.Examples.ReadResource$Resource;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9350" calcext:value-type="float">
            <text:p>19935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480" calcext:value-type="float">
            <text:p>1984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or_a_is_null(LByteback.Test.Examples.ReadResource$Resource;R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2431" calcext:value-type="float">
            <text:p>20243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074" calcext:value-type="float">
            <text:p>2040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is_open(LByteback.Test.Examples.ReadResource$Resource;R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9776" calcext:value-type="float">
            <text:p>2097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is_closed(LByteback.Test.Examples.ReadResource$Resource;R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269" calcext:value-type="float">
            <text:p>208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is_close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093" calcext:value-type="float">
            <text:p>235093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227" calcext:value-type="float">
            <text:p>208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$Resource.close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156" calcext:value-type="float">
            <text:p>21715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3423" calcext:value-type="float">
            <text:p>223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r_and_a_are_not_null(LByteback.Test.Examples.ReadResource$Resource;R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1470" calcext:value-type="float">
            <text:p>21147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050" calcext:value-type="float">
            <text:p>212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has_no_next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0903" calcext:value-type="float">
            <text:p>210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.readInto(LByteback.Test.Examples.ReadResource$Resource;RI)V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7572" calcext:value-type="float">
            <text:p>277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41" calcext:value-type="float">
            <text:p>16841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56" calcext:value-type="float">
            <text:p>121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has_next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7065" calcext:value-type="float">
            <text:p>207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$Resource.is_open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amples.ReadResource.a_is_empty(LByteback.Test.Examples.ReadResource$Resource;RI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gh failure</text:p>
          </table:table-cell>
          <table:table-cell office:value-type="float" office:value="2.57" calcext:value-type="float">
            <text:p>2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17/src/main/java/byteback/test/examples/Output/ReadResour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amples.ReadResource$Resour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607" calcext:value-type="float">
            <text:p>12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patternmatching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patternmatching.Basic.test()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524" calcext:value-type="float">
            <text:p>21752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6997" calcext:value-type="float">
            <text:p>216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17/src/main/java/byteback/test/patternmatching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patternmatching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generics.List.mai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33230" calcext:value-type="float">
            <text:p>333230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41955" calcext:value-type="float">
            <text:p>341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generics.List.getTail()LByteback.Test.Generics.Lis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142" calcext:value-type="float">
            <text:p>21214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672" calcext:value-type="float">
            <text:p>2126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generics.List.&lt;init&gt;(LJava.Lang.Object;LByteback.Test.Generics.List;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generics.List.getElement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3627" calcext:value-type="float">
            <text:p>3636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generics.List.field_values(LJava.Lang.Object;LByteback.Test.Generics.List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3355" calcext:value-type="float">
            <text:p>21335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5079" calcext:value-type="float">
            <text:p>2150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generics/Output/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generics.List.&lt;init&gt;(LJava.Lang.Object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1238" calcext:value-type="float">
            <text:p>21123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3097" calcext:value-type="float">
            <text:p>2030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operation.VirtualCall.getThat(LByteback.Test.Operation.VirtualCall;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455" calcext:value-type="float">
            <text:p>19045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407" calcext:value-type="float">
            <text:p>196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operation.VirtualCall.getThis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8736" calcext:value-type="float">
            <text:p>18873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092" calcext:value-type="float">
            <text:p>1910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proceduralGetThis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0235" calcext:value-type="float">
            <text:p>200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callsPure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470" calcext:value-type="float">
            <text:p>2014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callsProcedural(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470" calcext:value-type="float">
            <text:p>2014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23" calcext:value-type="float">
            <text:p>119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Virtual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VirtualCall.proceduralGetThat(LByteback.Test.Operation.VirtualCall;)LByteback.Test.Operation.VirtualCall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341" calcext:value-type="float">
            <text:p>202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shortCircuitingOr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1" calcext:value-type="float">
            <text:p>0.11</text:p>
          </table:table-cell>
          <table:table-cell office:value-type="float" office:value="705047" calcext:value-type="float">
            <text:p>7050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shortCircuitingNot(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22" calcext:value-type="float">
            <text:p>0.22</text:p>
          </table:table-cell>
          <table:table-cell office:value-type="float" office:value="1087165" calcext:value-type="float">
            <text:p>1087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shortCircuitingAnd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737" calcext:value-type="float">
            <text:p>191737</text:p>
          </table:table-cell>
          <table:table-cell office:value-type="string" calcext:value-type="string">
            <text:p>Valid</text:p>
          </table:table-cell>
          <table:table-cell office:value-type="float" office:value="0.11" calcext:value-type="float">
            <text:p>0.11</text:p>
          </table:table-cell>
          <table:table-cell office:value-type="float" office:value="703726" calcext:value-type="float">
            <text:p>7037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Boolean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operation.Boolean.and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Boolean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operation.Boolean.or(ZZ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Real.sumIfSmaller(DD)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96" calcext:value-type="float">
            <text:p>1649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31" calcext:value-type="float">
            <text:p>118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Rea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proceduralIncrement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callsPure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callsProcedural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355" calcext:value-type="float">
            <text:p>18935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8119" calcext:value-type="float">
            <text:p>98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StaticCal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StaticCal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ddit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Nested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quare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ReturnsOne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RectangleArea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ubtract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ssign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Min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Multiplicat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quareArea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CommonSubExpression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Even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4" calcext:value-type="float">
            <text:p>123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Division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SwappingExpressionPlu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ssignPlusIndirectVariables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Modulo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AssignIndirect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ReturnsZero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operation/Output/Integ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operation.Integer.proceduralOdd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constructors(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44576" calcext:value-type="float">
            <text:p>24457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9322" calcext:value-type="float">
            <text:p>2393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assignElement(R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literals()V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60218" calcext:value-type="float">
            <text:p>26021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247" calcext:value-type="float">
            <text:p>2632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rray.Basic.lengthReference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rray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rray.Basic.last_element_is_1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quantifier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quantifier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quantifier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quantifier.Basic.existentialQuantifier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963" calcext:value-type="float">
            <text:p>11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quantifier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quantifier.Basic.universalQuantifier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63" calcext:value-type="float">
            <text:p>11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hasPrevious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862" calcext:value-type="float">
            <text:p>2886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971" calcext:value-type="float">
            <text:p>21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angeCheckForAdd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775755" calcext:value-type="float">
            <text:p>77575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0308" calcext:value-type="float">
            <text:p>3503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checkForComodification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559" calcext:value-type="float">
            <text:p>3055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676" calcext:value-type="float">
            <text:p>236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pliterator()LJava.Util.Spl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0415" calcext:value-type="float">
            <text:p>360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estimateSize()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757" calcext:value-type="float">
            <text:p>25475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1822" calcext:value-type="float">
            <text:p>271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trySplit()LJava.Util.Spliterator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6675" calcext:value-type="float">
            <text:p>266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lastRet_is_valid_and_modCount_is_invalid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151" calcext:value-type="float">
            <text:p>19151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446" calcext:value-type="float">
            <text:p>144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All(ILJava.Util.Collection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6841" calcext:value-type="float">
            <text:p>266841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04054" calcext:value-type="float">
            <text:p>3040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toArray()R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2442" calcext:value-type="float">
            <text:p>262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Range(II)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8706" calcext:value-type="float">
            <text:p>328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listIterator()LJava.Util.List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7321" calcext:value-type="float">
            <text:p>3873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previous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461" calcext:value-type="float">
            <text:p>22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(LJava.Lang.Object;)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298" calcext:value-type="float">
            <text:p>25429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956" calcext:value-type="float">
            <text:p>2639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contains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1254" calcext:value-type="float">
            <text:p>23125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443" calcext:value-type="float">
            <text:p>2494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add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563" calcext:value-type="float">
            <text:p>281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lastRet_is_invalid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ort(LJava.Util.Comparator;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243" calcext:value-type="float">
            <text:p>3024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360" calcext:value-type="float">
            <text:p>233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hashCode()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3083" calcext:value-type="float">
            <text:p>2730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clear()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2699" calcext:value-type="float">
            <text:p>4226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angeCheck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4149" calcext:value-type="float">
            <text:p>26414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5046" calcext:value-type="float">
            <text:p>2750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&lt;init&gt;(LByteback.Test.Library.Java.Util.ArrayList;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0925" calcext:value-type="float">
            <text:p>25092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179" calcext:value-type="float">
            <text:p>256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remove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991" calcext:value-type="float">
            <text:p>249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ubList(II)LJava.Util.Lis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5080" calcext:value-type="float">
            <text:p>3650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toArray(RLJava.Lang.Object;)R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0082" calcext:value-type="float">
            <text:p>2700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get(I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407" calcext:value-type="float">
            <text:p>2674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grow(I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160" calcext:value-type="float">
            <text:p>2761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removeRange(II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9548" calcext:value-type="float">
            <text:p>269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toString()LJava.Lang.String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1" calcext:value-type="float">
            <text:p>0.1</text:p>
          </table:table-cell>
          <table:table-cell office:value-type="float" office:value="617115" calcext:value-type="float">
            <text:p>61711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7616" calcext:value-type="float">
            <text:p>327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placeAll(LJava.Util.Function.UnaryOperator;)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8102" calcext:value-type="float">
            <text:p>328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forEach(LJava.Util.Function.Consumer;)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4826" calcext:value-type="float">
            <text:p>274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add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158" calcext:value-type="float">
            <text:p>23515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368" calcext:value-type="float">
            <text:p>2473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next()LJava.Lang.Object;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5970" calcext:value-type="float">
            <text:p>375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indexOf(LJava.Lang.Object;)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128" calcext:value-type="float">
            <text:p>25512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5268" calcext:value-type="float">
            <text:p>2652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adObject(LJava.Io.ObjectInputStream;)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9572" calcext:value-type="float">
            <text:p>399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next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924" calcext:value-type="float">
            <text:p>289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041" calcext:value-type="float">
            <text:p>220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remove(LJava.Lang.Object;)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089" calcext:value-type="float">
            <text:p>253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&lt;init&gt;(LByteback.Test.Library.Java.Util.ArrayList$SubList;II)V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8718" calcext:value-type="float">
            <text:p>25871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5982" calcext:value-type="float">
            <text:p>265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retain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995" calcext:value-type="float">
            <text:p>249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toArray(RLJava.Lang.Object;)RLJava.Lang.Object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7429" calcext:value-type="float">
            <text:p>397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.index_is_out_of_bounds_incl(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9237" calcext:value-type="float">
            <text:p>22923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41470" calcext:value-type="float">
            <text:p>2414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init&gt;(LJava.Util.Collection;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8373" calcext:value-type="float">
            <text:p>288373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4390" calcext:value-type="float">
            <text:p>3243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ubList(II)LJava.Util.Lis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9135" calcext:value-type="float">
            <text:p>349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lastIndexOf(LJava.Lang.Object;)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9187" calcext:value-type="float">
            <text:p>2591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clear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406" calcext:value-type="float">
            <text:p>23540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256" calcext:value-type="float">
            <text:p>246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hugeCapacity(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955" calcext:value-type="float">
            <text:p>1995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5246" calcext:value-type="float">
            <text:p>15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trySplit()LByteback.Test.Library.Java.Util.ArrayList$ArrayListSpliterator;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2862" calcext:value-type="float">
            <text:p>3828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toArray()R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11" calcext:value-type="float">
            <text:p>0.11</text:p>
          </table:table-cell>
          <table:table-cell office:value-type="float" office:value="648227" calcext:value-type="float">
            <text:p>648227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7576" calcext:value-type="float">
            <text:p>357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remove()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26" calcext:value-type="float">
            <text:p>0.26</text:p>
          </table:table-cell>
          <table:table-cell office:value-type="float" office:value="1198675" calcext:value-type="float">
            <text:p>1198675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93879" calcext:value-type="float">
            <text:p>4938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equals(LJava.Lang.Object;)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66891" calcext:value-type="float">
            <text:p>366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angeCheck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hasPrevious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211" calcext:value-type="float">
            <text:p>2921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328" calcext:value-type="float">
            <text:p>223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iz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288" calcext:value-type="float">
            <text:p>2828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1405" calcext:value-type="float">
            <text:p>214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et(ILJava.Lang.Object;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5894" calcext:value-type="float">
            <text:p>3658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getFence()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2042" calcext:value-type="float">
            <text:p>3204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5151" calcext:value-type="float">
            <text:p>251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listIterator(I)LJava.Util.ListIterator;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1367" calcext:value-type="float">
            <text:p>3813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emoveRange(II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1894" calcext:value-type="float">
            <text:p>318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5011" calcext:value-type="float">
            <text:p>25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forEachRemaining(LJava.Util.Function.Consumer;)V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1.03" calcext:value-type="float">
            <text:p>1.03</text:p>
          </table:table-cell>
          <table:table-cell office:value-type="float" office:value="5001728" calcext:value-type="float">
            <text:p>5001728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34809" calcext:value-type="float">
            <text:p>4348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&lt;init&gt;(LByteback.Test.Library.Java.Util.ArrayList;II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671" calcext:value-type="float">
            <text:p>25567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274" calcext:value-type="float">
            <text:p>261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$ListItr.&lt;init&gt;(LByteback.Test.Library.Java.Util.AbstractList;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511" calcext:value-type="float">
            <text:p>14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.legal_capacity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511" calcext:value-type="float">
            <text:p>14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14645" calcext:value-type="float">
            <text:p>314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.illegal_capacity(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9273" calcext:value-type="float">
            <text:p>1927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564" calcext:value-type="float">
            <text:p>145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listIterator()LJava.Util.ListIterator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624" calcext:value-type="float">
            <text:p>2676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tainAll(LJava.Util.Collection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505" calcext:value-type="float">
            <text:p>25350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107" calcext:value-type="float">
            <text:p>276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previous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260" calcext:value-type="float">
            <text:p>2826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377" calcext:value-type="float">
            <text:p>213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addAll(I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8153" calcext:value-type="float">
            <text:p>2481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rangeCheckForAdd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612" calcext:value-type="float">
            <text:p>267612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06269" calcext:value-type="float">
            <text:p>30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indexOf(LJava.Lang.Object;)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5449" calcext:value-type="float">
            <text:p>285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iz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880" calcext:value-type="float">
            <text:p>288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1997" calcext:value-type="float">
            <text:p>2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remove(I)LJava.Lang.Object;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3743" calcext:value-type="float">
            <text:p>393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java.lang.UnsupportedOperationException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216" calcext:value-type="float">
            <text:p>1921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511" calcext:value-type="float">
            <text:p>14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add(LJava.Lang.Object;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09" calcext:value-type="float">
            <text:p>1900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312" calcext:value-type="float">
            <text:p>14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lastIndexOf(LJava.Lang.Object;)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0667" calcext:value-type="float">
            <text:p>280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(I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3291" calcext:value-type="float">
            <text:p>3732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trimToSize(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9512" calcext:value-type="float">
            <text:p>359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All(LJava.Util.Collection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2412" calcext:value-type="float">
            <text:p>25241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4301" calcext:value-type="float">
            <text:p>274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(LJava.Lang.Object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408592" calcext:value-type="float">
            <text:p>4085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add(LJava.Lang.Object;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1768" calcext:value-type="float">
            <text:p>3176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4921" calcext:value-type="float">
            <text:p>24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listIterator(I)LJava.Util.ListIterator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6172" calcext:value-type="float">
            <text:p>3461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SubList.&lt;init&gt;(LByteback.Test.Library.Java.Util.AbstractList;I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modCount_is_invalid(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307" calcext:value-type="float">
            <text:p>2543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add(ILJava.Lang.Object;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38283" calcext:value-type="float">
            <text:p>338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tryAdvance(LJava.Util.Function.Consumer;)Z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5296" calcext:value-type="float">
            <text:p>4252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ArrayListSpliterator.characteristics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916" calcext:value-type="float">
            <text:p>1891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227" calcext:value-type="float">
            <text:p>14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set(ILJava.Lang.Object;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59951" calcext:value-type="float">
            <text:p>459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set(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14" calcext:value-type="float">
            <text:p>0.14</text:p>
          </table:table-cell>
          <table:table-cell office:value-type="float" office:value="924768" calcext:value-type="float">
            <text:p>924768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2535" calcext:value-type="float">
            <text:p>322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set(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434" calcext:value-type="float">
            <text:p>3043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539" calcext:value-type="float">
            <text:p>23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iterator()LJava.Util.Iterator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3540" calcext:value-type="float">
            <text:p>2735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hasNext(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276" calcext:value-type="float">
            <text:p>222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get(I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2866" calcext:value-type="float">
            <text:p>252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iterator()LJava.Util.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addAll(LJava.Util.Collection;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3916" calcext:value-type="float">
            <text:p>2939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4294" calcext:value-type="float">
            <text:p>284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subListRangeCheck(II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793" calcext:value-type="float">
            <text:p>25679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4566" calcext:value-type="float">
            <text:p>264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java.lang.reflect.Array.newInstance(LJava.Lang.Class;I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8517" calcext:value-type="float">
            <text:p>388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containsAll(LJava.Util.Collection;)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946" calcext:value-type="float">
            <text:p>254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batchRemove(LJava.Util.Collection;Z)Z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0326" calcext:value-type="float">
            <text:p>3803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&lt;init&gt;(LByteback.Test.Library.Java.Util.ArrayList;LByteback.Test.Library.Java.Util.AbstractList;III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2867" calcext:value-type="float">
            <text:p>27286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353" calcext:value-type="float">
            <text:p>278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outOfBoundsMsg(I)LJava.Lang.Stri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520" calcext:value-type="float">
            <text:p>23552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706" calcext:value-type="float">
            <text:p>2477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.index_is_out_of_bounds(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8360" calcext:value-type="float">
            <text:p>22836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0093" calcext:value-type="float">
            <text:p>240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contains(LJava.Lang.Object;)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720" calcext:value-type="float">
            <text:p>255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angeCheckForAdd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050" calcext:value-type="float">
            <text:p>28105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3990" calcext:value-type="float">
            <text:p>293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iterator()LJava.Util.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94249" calcext:value-type="float">
            <text:p>3942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forEachRemaining(LJava.Util.Function.Consumer;)V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2" calcext:value-type="float">
            <text:p>0.2</text:p>
          </table:table-cell>
          <table:table-cell office:value-type="float" office:value="1730841" calcext:value-type="float">
            <text:p>1730841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2047" calcext:value-type="float">
            <text:p>2920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lementData(I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580" calcext:value-type="float">
            <text:p>254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(I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3183" calcext:value-type="float">
            <text:p>4231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nsureCapacity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5257" calcext:value-type="float">
            <text:p>15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writeObject(LJava.Io.ObjectOutputStream;)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7325" calcext:value-type="float">
            <text:p>277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subList(II)LJava.Util.Lis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53651" calcext:value-type="float">
            <text:p>3536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hugeCapacity(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635" calcext:value-type="float">
            <text:p>1963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4946" calcext:value-type="float">
            <text:p>14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init&gt;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2937" calcext:value-type="float">
            <text:p>3429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finishToArray(RLJava.Lang.Object;LJava.Util.Iterator;)R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&lt;init&gt;(LByteback.Test.Library.Java.Util.ArrayList;)V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598" calcext:value-type="float">
            <text:p>25659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613" calcext:value-type="float">
            <text:p>2636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checkForComodification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0361" calcext:value-type="float">
            <text:p>3036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478" calcext:value-type="float">
            <text:p>234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$Itr.&lt;init&gt;(LByteback.Test.Library.Java.Util.AbstractList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checkForComodification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21" calcext:value-type="float">
            <text:p>0.21</text:p>
          </table:table-cell>
          <table:table-cell office:value-type="float" office:value="1728667" calcext:value-type="float">
            <text:p>1728667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2472" calcext:value-type="float">
            <text:p>372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listIterator(I)LJava.Util.List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83380" calcext:value-type="float">
            <text:p>3833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clone(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0244" calcext:value-type="float">
            <text:p>3702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removeIf(LJava.Util.Function.Predicate;)Z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8425" calcext:value-type="float">
            <text:p>348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1217" calcext:value-type="float">
            <text:p>251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add(LJava.Lang.Object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1.43" calcext:value-type="float">
            <text:p>1.43</text:p>
          </table:table-cell>
          <table:table-cell office:value-type="float" office:value="12208993" calcext:value-type="float">
            <text:p>12208993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35272" calcext:value-type="float">
            <text:p>335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addAll(LJava.Util.Collection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360" calcext:value-type="float">
            <text:p>25336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4256" calcext:value-type="float">
            <text:p>274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clinit&gt;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2982" calcext:value-type="float">
            <text:p>26298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625" calcext:value-type="float">
            <text:p>276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forEachRemaining(LJava.Util.Function.Consumer;)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607408" calcext:value-type="float">
            <text:p>60740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386" calcext:value-type="float">
            <text:p>2813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next()LJava.Lang.Object;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21248" calcext:value-type="float">
            <text:p>421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nsureExplicitCapacity(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2896" calcext:value-type="float">
            <text:p>342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pliterator()LJava.Util.Spl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2001" calcext:value-type="float">
            <text:p>34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remove(I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49243" calcext:value-type="float">
            <text:p>349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outOfBoundsMsg(I)LJava.Lang.String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287" calcext:value-type="float">
            <text:p>23528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168" calcext:value-type="float">
            <text:p>2471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clear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0951" calcext:value-type="float">
            <text:p>250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previous()LJava.Lang.Object;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41" calcext:value-type="float">
            <text:p>0.41</text:p>
          </table:table-cell>
          <table:table-cell office:value-type="float" office:value="2583803" calcext:value-type="float">
            <text:p>2583803</text:p>
          </table:table-cell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19320" calcext:value-type="float">
            <text:p>419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java.util.function.UnaryOperator.apply(LJava.Lang.Object;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37760" calcext:value-type="float">
            <text:p>4377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ListItr.previous(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378556" calcext:value-type="float">
            <text:p>378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fastRemove(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30514" calcext:value-type="float">
            <text:p>430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List.add(ILJava.Lang.Object;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389" calcext:value-type="float">
            <text:p>14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outOfBoundsMsg(I)LJava.Lang.String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969" calcext:value-type="float">
            <text:p>23796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1198" calcext:value-type="float">
            <text:p>2511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isEmpty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385" calcext:value-type="float">
            <text:p>2938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502" calcext:value-type="float">
            <text:p>2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hasNext(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9823" calcext:value-type="float">
            <text:p>2982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2940" calcext:value-type="float">
            <text:p>22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&lt;init&gt;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1379" calcext:value-type="float">
            <text:p>291379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39832" calcext:value-type="float">
            <text:p>339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set(ILJava.Lang.Object;)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62270" calcext:value-type="float">
            <text:p>3622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.ensureCapacityInternal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9307" calcext:value-type="float">
            <text:p>23930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8384" calcext:value-type="float">
            <text:p>248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Itr.remove()V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1820" calcext:value-type="float">
            <text:p>3182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4965" calcext:value-type="float">
            <text:p>24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bstractCollection.isEmpty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1963" calcext:value-type="float">
            <text:p>23196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387" calcext:value-type="float">
            <text:p>2463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$1.next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950" calcext:value-type="float">
            <text:p>2795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099" calcext:value-type="float">
            <text:p>210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ArrayList$SubList.addAll(ILJava.Util.Collection;)Z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71305" calcext:value-type="float">
            <text:p>371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library.java.util.ArrayList$SubList$1.lastRet_is_vali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7042" calcext:value-type="float">
            <text:p>22704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37765" calcext:value-type="float">
            <text:p>2377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Array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RandomAccessSubList.&lt;init&gt;(LByteback.Test.Library.Java.Util.AbstractList;I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916" calcext:value-type="float">
            <text:p>1891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4227" calcext:value-type="float">
            <text:p>14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(I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72" calcext:value-type="float">
            <text:p>2.7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iz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121" calcext:value-type="float">
            <text:p>2712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78" calcext:value-type="float">
            <text:p>20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next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0166" calcext:value-type="float">
            <text:p>201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next()LJava.Lang.Object;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FirstOccurrence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2496" calcext:value-type="float">
            <text:p>21249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8338" calcext:value-type="float">
            <text:p>228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add(LJava.Lang.Object;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3341" calcext:value-type="float">
            <text:p>1033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4514" calcext:value-type="float">
            <text:p>94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3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ontains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2642" calcext:value-type="float">
            <text:p>21264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28513" calcext:value-type="float">
            <text:p>228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previous()LJava.Lang.Object;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3.95" calcext:value-type="float">
            <text:p>3.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fferFirst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adObject(LJava.Io.ObjectInputStream;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First(LJava.Lang.Object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ll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previousIndex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166" calcext:value-type="float">
            <text:p>201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All(ILJava.Util.Collection;)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llFir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unlink(LByteback.Test.Library.Java.Util.LinkedList$Node;)LJava.Lang.Object;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descendingIterator()LJava.Util.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eekLa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Last()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remove(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3410" calcext:value-type="float">
            <text:p>24341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4634" calcext:value-type="float">
            <text:p>264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(ILJava.Lang.Object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2783" calcext:value-type="float">
            <text:p>212783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30998" calcext:value-type="float">
            <text:p>230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heckElement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unlinkLast(LByteback.Test.Library.Java.Util.LinkedList$Node;)LJava.Lang.Object;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&lt;init&gt;(LJava.Util.Collection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All(LJava.Util.Collection;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hasNext(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8028" calcext:value-type="float">
            <text:p>2802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1177" calcext:value-type="float">
            <text:p>21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ush(LJava.Lang.Object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eek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lear()V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estimateSize()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0427" calcext:value-type="float">
            <text:p>23042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3765" calcext:value-type="float">
            <text:p>2437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elemen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toArray()R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uperClone()LByteback.Test.Library.Java.Util.LinkedLis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7666" calcext:value-type="float">
            <text:p>24766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6661" calcext:value-type="float">
            <text:p>266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remove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&lt;init&gt;(LByteback.Test.Library.Java.Util.LinkedLis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24916" calcext:value-type="float">
            <text:p>32491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302892" calcext:value-type="float">
            <text:p>3028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2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stIterator(I)LJava.Util.List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0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&lt;init&gt;(LByteback.Test.Library.Java.Util.LinkedList;I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2954" calcext:value-type="float">
            <text:p>24295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5431" calcext:value-type="float">
            <text:p>245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nkFirst(LJava.Lang.Object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8065" calcext:value-type="float">
            <text:p>27806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508" calcext:value-type="float">
            <text:p>278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utOfBoundsMsg(I)LJava.Lang.String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9661" calcext:value-type="float">
            <text:p>21966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31457" calcext:value-type="float">
            <text:p>2314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writeObject(LJava.Io.ObjectOutputStream;)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next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llLa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checkForComodification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astIndexOf(LJava.Lang.Object;)I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toArray(RLJava.Lang.Object;)R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50197" calcext:value-type="float">
            <text:p>450197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getFirst()LJava.Lang.Object;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tryAdvance(LJava.Util.Function.Consumer;)Z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node(I)LByteback.Test.Library.Java.Util.LinkedList$Node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ffer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2496" calcext:value-type="float">
            <text:p>21249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28338" calcext:value-type="float">
            <text:p>228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5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characteristics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indexOf(LJava.Lang.Object;)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778" calcext:value-type="float">
            <text:p>261778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4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&lt;init&gt;(LByteback.Test.Library.Java.Util.LinkedList;I)V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50209" calcext:value-type="float">
            <text:p>450209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9776" calcext:value-type="float">
            <text:p>2997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isPositionIndex(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set(LJava.Lang.Object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6895" calcext:value-type="float">
            <text:p>23689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4809" calcext:value-type="float">
            <text:p>2448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Last(LJava.Lang.Object;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isElementIndex(I)Z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et(ILJava.Lang.Object;)LJava.Lang.Obje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offerLast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getEst()I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1997" calcext:value-type="float">
            <text:p>25199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3435" calcext:value-type="float">
            <text:p>2634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LastOccurrence(LJava.Lang.Object;)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778" calcext:value-type="float">
            <text:p>261778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forEachRemaining(LJava.Util.Function.Consumer;)V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(LJava.Lang.Object;)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778" calcext:value-type="float">
            <text:p>261778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LSpliterator.trySplit()LJava.Util.Spliterator;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nkLast(LJava.Lang.Object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8065" calcext:value-type="float">
            <text:p>27806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8508" calcext:value-type="float">
            <text:p>278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unlinkFirst(LByteback.Test.Library.Java.Util.LinkedList$Node;)LJava.Lang.Object;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eekFirst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ccess$100(LByteback.Test.Library.Java.Util.LinkedList;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0234" calcext:value-type="float">
            <text:p>20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DescendingIterator.hasNext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9602" calcext:value-type="float">
            <text:p>22960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8013" calcext:value-type="float">
            <text:p>238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heckPosition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linkBefore(LJava.Lang.Object;LByteback.Test.Library.Java.Util.LinkedList$Node;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0683" calcext:value-type="float">
            <text:p>29068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81651" calcext:value-type="float">
            <text:p>2816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getLast()LJava.Lang.Object;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get(I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First()LJava.Lang.Object;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Node.&lt;init&gt;(LByteback.Test.Library.Java.Util.LinkedList$Node;LJava.Lang.Object;LByteback.Test.Library.Java.Util.LinkedList$Node;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forEachRemaining(LJava.Util.Function.Consumer;)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clone()LJava.Lang.Object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885501" calcext:value-type="float">
            <text:p>88550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$ListItr.hasPrevious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7300" calcext:value-type="float">
            <text:p>273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20453" calcext:value-type="float">
            <text:p>20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spliterator()LJava.Util.Spliterato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remove()LJava.Lang.Object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pop(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library/java/util/Output/LinkedLis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library.java.util.LinkedList.add(LJava.Lang.Object;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3594" calcext:value-type="float">
            <text:p>135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Linear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II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Linear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Linear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LJava.Lang.Object;LJava.Lang.Object;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9" calcext:value-type="float">
            <text:p>0.19</text:p>
          </table:table-cell>
          <table:table-cell office:value-type="float" office:value="914658" calcext:value-type="float">
            <text:p>914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reverse_of(RIRI)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29" calcext:value-type="float">
            <text:p>0.29</text:p>
          </table:table-cell>
          <table:table-cell office:value-type="float" office:value="1747531" calcext:value-type="float">
            <text:p>174753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bounded_indices(R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71" calcext:value-type="float">
            <text:p>123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reverse(RI)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9" calcext:value-type="float">
            <text:p>0.09</text:p>
          </table:table-cell>
          <table:table-cell office:value-type="float" office:value="602637" calcext:value-type="float">
            <text:p>602637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swap(RIII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bounded_index(R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ArrayReverse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_is_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605" calcext:value-type="float">
            <text:p>19760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880" calcext:value-type="float">
            <text:p>197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SquareSortedArra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SquareSortedArray.squareSortedArray(RI)RI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SquareSortedArray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SquareSortedArray.sorted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SquareSortedArra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SquareSortedArra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63" calcext:value-type="float">
            <text:p>168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99" calcext:value-type="float">
            <text:p>120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InsertionSort.sort(RD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Inser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79" calcext:value-type="float">
            <text:p>1677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23" calcext:value-type="float">
            <text:p>12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Inser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InsertionSort.sorted(RD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gcd(I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613811" calcext:value-type="float">
            <text:p>61381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414" calcext:value-type="float">
            <text:p>237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_are_posi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GCD.gcd_recursive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44" calcext:value-type="float">
            <text:p>0.44</text:p>
          </table:table-cell>
          <table:table-cell office:value-type="float" office:value="1811501" calcext:value-type="float">
            <text:p>1811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_are_nega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7" calcext:value-type="float">
            <text:p>1671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40" calcext:value-type="float">
            <text:p>120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GC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17" calcext:value-type="float">
            <text:p>1671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40" calcext:value-type="float">
            <text:p>120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um.sum(RD)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um.positive_arguments_imply_positive_sum(RDD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55" calcext:value-type="float">
            <text:p>167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um.positive_arguments(RD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um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55" calcext:value-type="float">
            <text:p>167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bounded_index(R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is_minimum(RI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minimum(RII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646915" calcext:value-type="float">
            <text:p>6469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bounded_indices(R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274" calcext:value-type="float">
            <text:p>1727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458" calcext:value-type="float">
            <text:p>124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sort(RI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partitioned(RI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840" calcext:value-type="float">
            <text:p>1684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60" calcext:value-type="float">
            <text:p>120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is_minimum(RI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electionSort.swap(RII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3.19" calcext:value-type="float">
            <text:p>3.19</text:p>
          </table:table-cell>
          <table:table-cell office:value-type="float" office:value="8593709" calcext:value-type="float">
            <text:p>85937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electionSort.sorted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4.38" calcext:value-type="float">
            <text:p>4.38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Max.max(RD)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4.21" calcext:value-type="float">
            <text:p>4.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Max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Max.array_is_not_null(RD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8782" calcext:value-type="float">
            <text:p>19878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492" calcext:value-type="float">
            <text:p>1984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Max.max_in_range(RDD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InsertionSort.sort(RI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Inser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Inser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87" calcext:value-type="float">
            <text:p>1678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23" calcext:value-type="float">
            <text:p>12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Inser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InsertionSort.sorted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4.27" calcext:value-type="float">
            <text:p>4.27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Max.max(RI)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Max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71" calcext:value-type="float">
            <text:p>16771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Max.array_is_not_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918" calcext:value-type="float">
            <text:p>19891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492" calcext:value-type="float">
            <text:p>1984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Max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Max.max_in_range(RII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Binary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BinarySearch.search(RIIII)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42" calcext:value-type="float">
            <text:p>0.42</text:p>
          </table:table-cell>
          <table:table-cell office:value-type="float" office:value="1961801" calcext:value-type="float">
            <text:p>196180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BinarySear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Binary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um.positive_arguments_imply_positive_sum(R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516" calcext:value-type="float">
            <text:p>19151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208" calcext:value-type="float">
            <text:p>1962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um.positive_arguments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IntegerSum.array_is_invalid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9808" calcext:value-type="float">
            <text:p>19980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9289" calcext:value-type="float">
            <text:p>199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um.sum(RI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IntegerSum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IntegerSum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923" calcext:value-type="float">
            <text:p>16923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155" calcext:value-type="float">
            <text:p>121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bounded_index(RD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is_minimum(RDI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minimum(RDI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bounded_indices(RD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15" calcext:value-type="float">
            <text:p>1701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239" calcext:value-type="float">
            <text:p>12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sort(RD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8" calcext:value-type="float">
            <text:p>0.08</text:p>
          </table:table-cell>
          <table:table-cell office:value-type="float" office:value="413869" calcext:value-type="float">
            <text:p>413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partitioned(RDI)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60" calcext:value-type="float">
            <text:p>1706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284" calcext:value-type="float">
            <text:p>12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is_minimum(RD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DoubleSelectionSort.swap(RDI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51" calcext:value-type="float">
            <text:p>0.51</text:p>
          </table:table-cell>
          <table:table-cell office:value-type="float" office:value="1946145" calcext:value-type="float">
            <text:p>1946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algorithm/Output/DoubleSelectionSort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DoubleSelectionSort.sorted(RD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expectedArrayNullPointerException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ArrayTarget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Array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expectedNullPointerException(LByteback.Test.Exceptions.PotentialNullDereference$A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877" calcext:value-type="float">
            <text:p>23787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6729" calcext:value-type="float">
            <text:p>226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509" calcext:value-type="float">
            <text:p>1650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824" calcext:value-type="float">
            <text:p>118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$A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ArrayTarget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Target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4.24" calcext:value-type="float">
            <text:p>4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Target(LByteback.Test.Exceptions.PotentialNullDereference$A;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Target(LByteback.Test.Exceptions.PotentialNullDereference$A;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7776" calcext:value-type="float">
            <text:p>237776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6408" calcext:value-type="float">
            <text:p>226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NullDereferen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$A.metho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unreachableCatchInWhile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catchOutOfWhile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throwsInNestedFor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catchInWhile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doesNotThrowInFor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throwsInFor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Loop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Loop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PotentialIndexOutOfBounds.array_is_empty(RI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4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1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3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19" calcext:value-type="float">
            <text:p>1651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34" calcext:value-type="float">
            <text:p>118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AndIndex(RI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5(RI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Target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2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PotentialIndexOutOfBound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ArrayAndIndex(RI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4" calcext:value-type="float">
            <text:p>0.4</text:p>
          </table:table-cell>
          <table:table-cell office:value-type="float" office:value="2318415" calcext:value-type="float">
            <text:p>2318415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5730" calcext:value-type="float">
            <text:p>2857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llsAlways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801" calcext:value-type="float">
            <text:p>22080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728" calcext:value-type="float">
            <text:p>2107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9254" calcext:value-type="float">
            <text:p>2092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doesnt_divide_2_but_divides_3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66" calcext:value-type="float">
            <text:p>16866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779" calcext:value-type="float">
            <text:p>127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Multiple()V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7" calcext:value-type="float">
            <text:p>0.07</text:p>
          </table:table-cell>
          <table:table-cell office:value-type="float" office:value="443692" calcext:value-type="float">
            <text:p>443692</text:p>
          </table:table-cell>
          <table:table-cell office:value-type="string" calcext:value-type="string">
            <text:p>Valid</text:p>
          </table:table-cell>
          <table:table-cell office:value-type="float" office:value="0.15" calcext:value-type="float">
            <text:p>0.15</text:p>
          </table:table-cell>
          <table:table-cell office:value-type="float" office:value="706211" calcext:value-type="float">
            <text:p>706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gt_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4887" calcext:value-type="float">
            <text:p>19488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170" calcext:value-type="float">
            <text:p>2081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496" calcext:value-type="float">
            <text:p>22049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057" calcext:value-type="float">
            <text:p>210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AlternatingExceptions()V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990" calcext:value-type="float">
            <text:p>25399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5973" calcext:value-type="float">
            <text:p>255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3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832" calcext:value-type="float">
            <text:p>190832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459" calcext:value-type="float">
            <text:p>1934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100" calcext:value-type="float">
            <text:p>208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1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268" calcext:value-type="float">
            <text:p>1902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439" calcext:value-type="float">
            <text:p>192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2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930" calcext:value-type="float">
            <text:p>19293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965" calcext:value-type="float">
            <text:p>204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43" calcext:value-type="float">
            <text:p>1674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665" calcext:value-type="float">
            <text:p>126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divides_2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160" calcext:value-type="float">
            <text:p>19216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3887" calcext:value-type="float">
            <text:p>2038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ryCatchBlock()LJava.Lang.Exception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12" calcext:value-type="float">
            <text:p>1701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921" calcext:value-type="float">
            <text:p>12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488" calcext:value-type="float">
            <text:p>19348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5985" calcext:value-type="float">
            <text:p>205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tchesIfEve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0496" calcext:value-type="float">
            <text:p>22049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057" calcext:value-type="float">
            <text:p>210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IfEven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2752" calcext:value-type="float">
            <text:p>262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$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8100" calcext:value-type="float">
            <text:p>208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divides_3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558" calcext:value-type="float">
            <text:p>19155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4479" calcext:value-type="float">
            <text:p>194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173" calcext:value-type="float">
            <text:p>210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3863" calcext:value-type="float">
            <text:p>213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multiCatchFinally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$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5" calcext:value-type="float">
            <text:p>11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multiCatchUnio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emptyMulticatch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5" calcext:value-type="float">
            <text:p>11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alwaysThrowsMultiple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80" calcext:value-type="float">
            <text:p>164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5" calcext:value-type="float">
            <text:p>11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MultiCa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catch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unreachableCatch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Throws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1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2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Return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AfterThrowInCatch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Finally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2TryWithResourcesOn2Resources()V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6057" calcext:value-type="float">
            <text:p>256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hrowingTryWithResourcesClosesResource()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22" calcext:value-type="float">
            <text:p>0.22</text:p>
          </table:table-cell>
          <table:table-cell office:value-type="float" office:value="1331413" calcext:value-type="float">
            <text:p>1331413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3043" calcext:value-type="float">
            <text:p>2330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3TryWithResourcesOnSingleResource()V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30435" calcext:value-type="float">
            <text:p>33043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1603" calcext:value-type="float">
            <text:p>261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On2Resources()V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34" calcext:value-type="float">
            <text:p>0.34</text:p>
          </table:table-cell>
          <table:table-cell office:value-type="float" office:value="2244926" calcext:value-type="float">
            <text:p>2244926</text:p>
          </table:table-cell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593467" calcext:value-type="float">
            <text:p>593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On3Resources()V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2282" calcext:value-type="float">
            <text:p>272282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7451" calcext:value-type="float">
            <text:p>2674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emptyTryWithResourcesFinally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1187" calcext:value-type="float">
            <text:p>271187</text:p>
          </table:table-cell>
          <table:table-cell office:value-type="string" calcext:value-type="string">
            <text:p>Valid</text:p>
          </table:table-cell>
          <table:table-cell office:value-type="float" office:value="3.39" calcext:value-type="float">
            <text:p>3.39</text:p>
          </table:table-cell>
          <table:table-cell office:value-type="float" office:value="7242525" calcext:value-type="float">
            <text:p>7242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Aliases()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4066" calcext:value-type="float">
            <text:p>254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ClosesResource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1.35" calcext:value-type="float">
            <text:p>1.35</text:p>
          </table:table-cell>
          <table:table-cell office:value-type="float" office:value="4137065" calcext:value-type="float">
            <text:p>4137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3TryWithResourcesOn3Resources()V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id</text:p>
          </table:table-cell>
          <table:table-cell office:value-type="float" office:value="0.1" calcext:value-type="float">
            <text:p>0.1</text:p>
          </table:table-cell>
          <table:table-cell office:value-type="float" office:value="661800" calcext:value-type="float">
            <text:p>66180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3927" calcext:value-type="float">
            <text:p>2939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emptyTryWithResourc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6091" calcext:value-type="float">
            <text:p>276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TryWithResources$Resource.isClosed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nested2TryWithResourcesOnSingleResource()V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785759" calcext:value-type="float">
            <text:p>78575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014" calcext:value-type="float">
            <text:p>246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close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3799" calcext:value-type="float">
            <text:p>223799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2508" calcext:value-type="float">
            <text:p>232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tryWithResourcesFinallyClosesResource()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983" calcext:value-type="float">
            <text:p>253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94" calcext:value-type="float">
            <text:p>1659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09" calcext:value-type="float">
            <text:p>119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WithResources$Resource.&lt;init&gt;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5507" calcext:value-type="float">
            <text:p>22550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5248" calcext:value-type="float">
            <text:p>235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exceptions/Output/TryWithResources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TryWithResources$Resource.isOpen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292" calcext:value-type="float">
            <text:p>196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FieldAcces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6" calcext:value-type="float">
            <text:p>11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staticFieldReferenc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45" calcext:value-type="float">
            <text:p>1654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1" calcext:value-type="float">
            <text:p>118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fieldReference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379" calcext:value-type="float">
            <text:p>190379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578" calcext:value-type="float">
            <text:p>1925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fieldSum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656" calcext:value-type="float">
            <text:p>189656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475" calcext:value-type="float">
            <text:p>191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FieldAccess.jav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FieldAccess.staticFieldSum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96" calcext:value-type="float">
            <text:p>118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upporte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identity(LJava.Lang.Object;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Supporte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upported.&lt;init&gt;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8858" calcext:value-type="float">
            <text:p>22885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9514" calcext:value-type="float">
            <text:p>2295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upporte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Field.initialize(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4305" calcext:value-type="float">
            <text:p>9430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84409" calcext:value-type="float">
            <text:p>84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Field.initialized()Z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46" calcext:value-type="float">
            <text:p>0.46</text:p>
          </table:table-cell>
          <table:table-cell office:value-type="float" office:value="2087045" calcext:value-type="float">
            <text:p>20870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Fiel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96" calcext:value-type="float">
            <text:p>1649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1" calcext:value-type="float">
            <text:p>11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Default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Less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Greater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.mai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1258" calcext:value-type="float">
            <text:p>28125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7485" calcext:value-type="float">
            <text:p>257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Less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Greater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mparat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$Default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Initializ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Initializer.&lt;cl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StaticInitializ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StaticInitialize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InstanceField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InstanceFiel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96" calcext:value-type="float">
            <text:p>1649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1" calcext:value-type="float">
            <text:p>11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$FixedDie.roll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$FixedDi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mai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7961" calcext:value-type="float">
            <text:p>22796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2894" calcext:value-type="float">
            <text:p>2328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Dice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Uni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identity(LJava.Lang.Object;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Uni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Uni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countTo10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countTo10Indirectly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2766" calcext:value-type="float">
            <text:p>202766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increment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mai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instance/Output/Counte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asting/Output/Boo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BoolToInt.implicit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asting/Output/Boo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BoolToIn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3" calcext:value-type="float">
            <text:p>1643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48" calcext:value-type="float">
            <text:p>1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IntTo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IntToReal.explicit()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72" calcext:value-type="float">
            <text:p>1647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87" calcext:value-type="float">
            <text:p>117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IntTo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IntToReal.implicit()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IntToReal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IntToReal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Rea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RealToInt.explicit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asting/Output/RealToInt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asting.RealToInt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Swi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Switch.intSwitch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39" calcext:value-type="float">
            <text:p>1653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27" calcext:value-type="float">
            <text:p>118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Switch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Swit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sProcedureResultTwice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breakInLoop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13" calcext:value-type="float">
            <text:p>0.13</text:p>
          </table:table-cell>
          <table:table-cell office:value-type="float" office:value="785191" calcext:value-type="float">
            <text:p>7851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alCondition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callsVoidProcedure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While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52" calcext:value-type="float">
            <text:p>1645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7" calcext:value-type="float">
            <text:p>117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turnsNull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37" calcext:value-type="float">
            <text:p>0.37</text:p>
          </table:table-cell>
          <table:table-cell office:value-type="float" office:value="1490582" calcext:value-type="float">
            <text:p>14905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NestedFor()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DoWhile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4" calcext:value-type="float">
            <text:p>1644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9" calcext:value-type="float">
            <text:p>117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callsInForLoop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sProcedureResult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Parameter(I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If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assignIf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Basic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For(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23" calcext:value-type="float">
            <text:p>0.23</text:p>
          </table:table-cell>
          <table:table-cell office:value-type="float" office:value="1072654" calcext:value-type="float">
            <text:p>10726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EnhancedF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EnhancedF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63" calcext:value-type="float">
            <text:p>1676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03" calcext:value-type="float">
            <text:p>1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java-8/src/main/java/byteback/test/controlflow/Output/EnhancedFor.jav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EnhancedFor.forEach(RI)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java-8/src/main/java/byteback/test/controlflow/Output/EnhancedFor.jav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controlflow.EnhancedFor.contains(R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 failure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_is_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9634" calcext:value-type="float">
            <text:p>19963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388" calcext:value-type="float">
            <text:p>1983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reverse_of(RIRI)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96" calcext:value-type="float">
            <text:p>0.96</text:p>
          </table:table-cell>
          <table:table-cell office:value-type="float" office:value="5566090" calcext:value-type="float">
            <text:p>5566090</text:p>
          </table:table-cell>
          <table:table-cell office:value-type="string" calcext:value-type="string">
            <text:p>Valid</text:p>
          </table:table-cell>
          <table:table-cell office:value-type="float" office:value="0.1" calcext:value-type="float">
            <text:p>0.1</text:p>
          </table:table-cell>
          <table:table-cell office:value-type="float" office:value="523467" calcext:value-type="float">
            <text:p>523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swap(RIII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apply(RI)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97194" calcext:value-type="float">
            <text:p>297194</text:p>
          </table:table-cell>
          <table:table-cell office:value-type="string" calcext:value-type="string">
            <text:p>Valid</text:p>
          </table:table-cell>
          <table:table-cell office:value-type="float" office:value="0.12" calcext:value-type="float">
            <text:p>0.12</text:p>
          </table:table-cell>
          <table:table-cell office:value-type="float" office:value="659252" calcext:value-type="float">
            <text:p>659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ArrayRevers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108" calcext:value-type="float">
            <text:p>1710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70" calcext:value-type="float">
            <text:p>123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GCD.gcd_recursive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result_is_gcd(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18" calcext:value-type="float">
            <text:p>1681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133" calcext:value-type="float">
            <text:p>12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_are_nega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45" calcext:value-type="float">
            <text:p>1674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68" calcext:value-type="float">
            <text:p>120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745" calcext:value-type="float">
            <text:p>16745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2068" calcext:value-type="float">
            <text:p>120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GCD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apply(I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44284" calcext:value-type="float">
            <text:p>344284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8060" calcext:value-type="float">
            <text:p>2480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algorithm/Output/LinearSear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LJava.Lang.Object;LJava.Lang.Object;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algorithm/Output/LinearSear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(R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Index(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IndexOutOfBounds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82" calcext:value-type="float">
            <text:p>1648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7" calcext:value-type="float">
            <text:p>117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alwaysThrowsMultiple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2" calcext:value-type="float">
            <text:p>1650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emptyMulticatch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880" calcext:value-type="float">
            <text:p>1688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211" calcext:value-type="float">
            <text:p>12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2" calcext:value-type="float">
            <text:p>1650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MultiCatch.multiCatchUnionAssertion()V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MultiCatch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2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600" calcext:value-type="float">
            <text:p>166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06" calcext:value-type="float">
            <text:p>11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gt_4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732" calcext:value-type="float">
            <text:p>167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20" calcext:value-type="float">
            <text:p>12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Multiple()V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61" calcext:value-type="float">
            <text:p>0.61</text:p>
          </table:table-cell>
          <table:table-cell office:value-type="float" office:value="1806632" calcext:value-type="float">
            <text:p>1806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&lt;init&gt;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693" calcext:value-type="float">
            <text:p>1669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9" calcext:value-type="float">
            <text:p>1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1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809" calcext:value-type="float">
            <text:p>1680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093" calcext:value-type="float">
            <text:p>12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32487" calcext:value-type="float">
            <text:p>3248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23414" calcext:value-type="float">
            <text:p>23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IfEven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314441" calcext:value-type="float">
            <text:p>31444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0966" calcext:value-type="float">
            <text:p>260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tchesIfEve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8995" calcext:value-type="float">
            <text:p>21899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9861" calcext:value-type="float">
            <text:p>1998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ryCatchBlock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00" calcext:value-type="float">
            <text:p>166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06" calcext:value-type="float">
            <text:p>11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9117" calcext:value-type="float">
            <text:p>21911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0051" calcext:value-type="float">
            <text:p>2000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507" calcext:value-type="float">
            <text:p>1985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4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34" calcext:value-type="float">
            <text:p>1653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49" calcext:value-type="float">
            <text:p>11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llsAlways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488" calcext:value-type="float">
            <text:p>21748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474" calcext:value-type="float">
            <text:p>2014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950" calcext:value-type="float">
            <text:p>202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exceptions.Basic.f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268" calcext:value-type="float">
            <text:p>1902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439" calcext:value-type="float">
            <text:p>192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_is_3(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66" calcext:value-type="float">
            <text:p>1666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63" calcext:value-type="float">
            <text:p>11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78818" calcext:value-type="float">
            <text:p>278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548" calcext:value-type="float">
            <text:p>198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catch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AfterThrowInCatch(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Throws()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1NestedFinally(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unreachableCatch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Return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TryFinally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2NestedFinally()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Target(LByteback.Test.Exceptions.A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metho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Target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Array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exceptions/Output/PotentialNullDereferen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ArrayTarget(R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608" calcext:value-type="float">
            <text:p>1660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11" calcext:value-type="float">
            <text:p>11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FixedDie.roll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8" calcext:value-type="float">
            <text:p>1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instance.Die.outcome_is_leq_than_max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94" calcext:value-type="float">
            <text:p>1649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5" calcext:value-type="float">
            <text:p>118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ice.mai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3997" calcext:value-type="float">
            <text:p>23399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8253" calcext:value-type="float">
            <text:p>238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FixedDi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8" calcext:value-type="float">
            <text:p>1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instance.FixedDie.result_is_max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55" calcext:value-type="float">
            <text:p>16555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58" calcext:value-type="float">
            <text:p>1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Dice.scala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instance.Die.outcome_is_posi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37" calcext:value-type="float">
            <text:p>1643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52" calcext:value-type="float">
            <text:p>117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efault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Greater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Less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LessThan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GreaterThanComparator.compar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Default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48" calcext:value-type="float">
            <text:p>1644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63" calcext:value-type="float">
            <text:p>117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mparato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mparator.main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2571" calcext:value-type="float">
            <text:p>272571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65902" calcext:value-type="float">
            <text:p>265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increment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17827" calcext:value-type="float">
            <text:p>21782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8038" calcext:value-type="float">
            <text:p>198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incrementTo10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70097" calcext:value-type="float">
            <text:p>27009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1766" calcext:value-type="float">
            <text:p>20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&lt;init&gt;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78" calcext:value-type="float">
            <text:p>1647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3" calcext:value-type="float">
            <text:p>11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instance.Counter.count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484" calcext:value-type="float">
            <text:p>18948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73" calcext:value-type="float">
            <text:p>191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instance/Output/Counter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instance.Counter.count_$eq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alEmptyCondition(D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$deserializeLambda$(LJava.Lang.Invoke.SerializedLambda;)LJava.Lang.Objec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3181" calcext:value-type="float">
            <text:p>203181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10229" calcext:value-type="float">
            <text:p>210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$_anonfun_emptyFor_1__1.bootstrap$()LScala.Runtime.Java8.JFunction1$mcVI$sp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For(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34325" calcext:value-type="float">
            <text:p>234325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2142" calcext:value-type="float">
            <text:p>2521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$anonfun$emptyFor$1(I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$_anonfun_emptyFor_1__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Do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If(Z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doubleAssignment(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7056" calcext:value-type="float">
            <text:p>1705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returnsNull()LJava.Lang.Objec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scala-2.13.8/src/main/scala/byteback/test/controlflow/Output/Basic.scala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$_anonfun_emptyFor_1__1.apply$mcVI$sp(I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362" calcext:value-type="float">
            <text:p>1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search(RLJava.Lang.Object;LJava.Lang.Object;II)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41" calcext:value-type="float">
            <text:p>1912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9905" calcext:value-type="float">
            <text:p>99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784" calcext:value-type="float">
            <text:p>19178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485" calcext:value-type="float">
            <text:p>100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LinearSearch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LinearSearch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191241" calcext:value-type="float">
            <text:p>1912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9905" calcext:value-type="float">
            <text:p>99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reverse'020of(RIRI)Z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'020is'020not'020null(RII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5158" calcext:value-type="float">
            <text:p>20515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6451" calcext:value-type="float">
            <text:p>2064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517" calcext:value-type="float">
            <text:p>197517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4669" calcext:value-type="float">
            <text:p>104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ArrayReverse.array'020is'020null(RI)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487" calcext:value-type="float">
            <text:p>204487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5018" calcext:value-type="float">
            <text:p>2050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reverse(RI)V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35" calcext:value-type="float">
            <text:p>0.35</text:p>
          </table:table-cell>
          <table:table-cell office:value-type="float" office:value="1601906" calcext:value-type="float">
            <text:p>1601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swap(RIII)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ArrayRevers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ArrayRevers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7153" calcext:value-type="float">
            <text:p>17153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415" calcext:value-type="float">
            <text:p>12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18" calcext:value-type="float">
            <text:p>1681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33" calcext:value-type="float">
            <text:p>12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GCD.gcd'020recursive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GCD.apply(II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6057" calcext:value-type="float">
            <text:p>246057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49516" calcext:value-type="float">
            <text:p>2495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arguments'020are'020negative(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32" calcext:value-type="float">
            <text:p>1663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47" calcext:value-type="float">
            <text:p>11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GCD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algorithm.GCD.result'020is'020gcd(III)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18" calcext:value-type="float">
            <text:p>1681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33" calcext:value-type="float">
            <text:p>12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incrementTo10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53278" calcext:value-type="float">
            <text:p>253278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01766" calcext:value-type="float">
            <text:p>20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78" calcext:value-type="float">
            <text:p>16478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93" calcext:value-type="float">
            <text:p>11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setCount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algorithm.Counter.getCount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89484" calcext:value-type="float">
            <text:p>189484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73" calcext:value-type="float">
            <text:p>191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algorithm/Output/Counter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algorithm.Counter.increment(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Throws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1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empty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catchFinallyBlock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2NestedFinally()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OverridesReturn(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()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finallyIsExecutedAfterThrowInCatch()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alwaysThrows1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62" calcext:value-type="float">
            <text:p>16462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77" calcext:value-type="float">
            <text:p>11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TryFinally.unreachableCatch()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TryFinally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constrainedTarget(RI)V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479" calcext:value-type="float">
            <text:p>191479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065" calcext:value-type="float">
            <text:p>100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50" calcext:value-type="float">
            <text:p>1665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65" calcext:value-type="float">
            <text:p>1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022" calcext:value-type="float">
            <text:p>192022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645" calcext:value-type="float">
            <text:p>100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expectedIndexOutOfBounds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IndexOutOfBounds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IndexOutOfBounds.passedIndex(I)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Catche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89" calcext:value-type="float">
            <text:p>1648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4" calcext:value-type="float">
            <text:p>11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Multiple()V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68" calcext:value-type="float">
            <text:p>0.68</text:p>
          </table:table-cell>
          <table:table-cell office:value-type="float" office:value="4524433" calcext:value-type="float">
            <text:p>4524433</text:p>
          </table:table-cell>
          <table:table-cell office:value-type="string" calcext:value-type="string">
            <text:p>Valid</text:p>
          </table:table-cell>
          <table:table-cell office:value-type="float" office:value="0.06" calcext:value-type="float">
            <text:p>0.06</text:p>
          </table:table-cell>
          <table:table-cell office:value-type="float" office:value="358228" calcext:value-type="float">
            <text:p>358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ryCatchBlock()LJava.Lang.Exception;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lls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gt'020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525" calcext:value-type="float">
            <text:p>19352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7477" calcext:value-type="float">
            <text:p>1974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Throws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92" calcext:value-type="float">
            <text:p>0.92</text:p>
          </table:table-cell>
          <table:table-cell office:value-type="float" office:value="2447003" calcext:value-type="float">
            <text:p>2447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1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515" calcext:value-type="float">
            <text:p>191515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4458" calcext:value-type="float">
            <text:p>1944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2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789" calcext:value-type="float">
            <text:p>190789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3438" calcext:value-type="float">
            <text:p>1934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1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4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799" calcext:value-type="float">
            <text:p>192799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6457" calcext:value-type="float">
            <text:p>1964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2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9597" calcext:value-type="float">
            <text:p>199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yteback.test.exceptions.Basic.f'020is'0203(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073" calcext:value-type="float">
            <text:p>192073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5437" calcext:value-type="float">
            <text:p>1954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catchesIfEven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neverThrow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4" calcext:value-type="float">
            <text:p>0.04</text:p>
          </table:table-cell>
          <table:table-cell office:value-type="float" office:value="222168" calcext:value-type="float">
            <text:p>2221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4503" calcext:value-type="float">
            <text:p>2045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89" calcext:value-type="float">
            <text:p>16489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04" calcext:value-type="float">
            <text:p>11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throwsIfEven(I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9" calcext:value-type="float">
            <text:p>0.09</text:p>
          </table:table-cell>
          <table:table-cell office:value-type="float" office:value="589690" calcext:value-type="float">
            <text:p>589690</text:p>
          </table:table-cell>
          <table:table-cell office:value-type="string" calcext:value-type="string">
            <text:p>Valid</text:p>
          </table:table-cell>
          <table:table-cell office:value-type="float" office:value="0.05" calcext:value-type="float">
            <text:p>0.05</text:p>
          </table:table-cell>
          <table:table-cell office:value-type="float" office:value="282874" calcext:value-type="float">
            <text:p>2828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Basic.alwaysCatches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866" calcext:value-type="float">
            <text:p>16866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2150" calcext:value-type="float">
            <text:p>12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3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202952" calcext:value-type="float">
            <text:p>202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Exception4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Basic.kt.tmp.mlcf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byteback.test.exceptions.Basic.getF()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0268" calcext:value-type="float">
            <text:p>190268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2439" calcext:value-type="float">
            <text:p>192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Target(LByteback.Test.Exceptions.A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ot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784" calcext:value-type="float">
            <text:p>191784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00485" calcext:value-type="float">
            <text:p>100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passedArrayTarget(RLByteback.Test.Exceptions.A;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677" calcext:value-type="float">
            <text:p>16677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992" calcext:value-type="float">
            <text:p>1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A.method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kotlin.jvm.internal.Intrinsics.parameter_is_null(LJava.Lang.Object;LJava.Lang.String;)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3" calcext:value-type="float">
            <text:p>0.03</text:p>
          </table:table-cell>
          <table:table-cell office:value-type="float" office:value="191241" calcext:value-type="float">
            <text:p>19124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99905" calcext:value-type="float">
            <text:p>99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constrainedPassedArrayTarget(RI)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exceptions/Output/PotentialNullDereference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exceptions.PotentialNullDereference.freshTarget()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Do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9" calcext:value-type="float">
            <text:p>118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sum(II)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&lt;init&gt;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If(Z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doubleAssignment()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739" calcext:value-type="float">
            <text:p>11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-kotlin-1.8.0/src/main/kotlin/byteback/test/controlflow/Output/Basic.kt.tmp.mlcfg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yteback.test.controlflow.Basic.emptyWhile(Z)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0.02" calcext:value-type="float">
            <text:p>0.02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Valid</text:p>
          </table:table-cell>
          <table:table-cell office:value-type="float" office:value="0.01" calcext:value-type="float">
            <text:p>0.01</text:p>
          </table:table-cell>
          <table:table-cell office:value-type="float" office:value="11819" calcext:value-type="float">
            <text:p>11819</text:p>
          </table:table-cell>
          <table:table-cell table:number-columns-repeated="10"/>
        </table:table-row>
        <calcext:conditional-formats>
          <calcext:conditional-format calcext:target-range-address="join.P2:join.U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7:46:03.476055957</dc:date>
    <meta:editing-duration>PT16M13S</meta:editing-duration>
    <meta:editing-cycles>5</meta:editing-cycles>
    <meta:generator>LibreOffice/24.2.0.3$MacOSX_AARCH64 LibreOffice_project/da48488a73ddd66ea24cf16bbc4f7b9c08e9bea1</meta:generator>
    <meta:document-statistic meta:table-count="1" meta:cell-count="7340" meta:object-count="0"/>
  </office:meta>
</office:document-meta>
</file>